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3.134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Roboto" style:font-name-asian="Roboto1" style:font-name-complex="Roboto1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2" fo:widows="2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2" fo:widows="2" fo:text-indent="0in" style:auto-text-indent="false" fo:padding="0in" fo:border="none" fo:keep-with-next="auto"/>
      <style:text-properties style:font-name="Roboto" style:font-name-asian="Roboto1" style:font-name-complex="Roboto1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style:font-name-asian="Roboto1" style:font-name-complex="Roboto1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Roboto" style:font-name-asian="Roboto1" style:font-name-complex="Roboto1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Roboto" style:font-name-asian="Roboto1" style:font-name-complex="Roboto1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Roboto" fo:font-weight="bold" style:font-name-asian="Roboto1" style:font-weight-asian="bold" style:font-name-complex="Roboto1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.5pt" style:font-size-asian="12.5pt" style:font-size-complex="12.5pt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14" style:family="paragraph" style:parent-style-name="Standard">
      <style:paragraph-properties fo:margin-left="0in" fo:margin-right="0in" fo:margin-top="0in" fo:margin-bottom="0.1665in" loext:contextual-spacing="false" fo:line-height="100%" fo:text-indent="0in" style:auto-text-indent="false"/>
    </style:style>
    <style:style style:name="P15" style:family="paragraph" style:parent-style-name="Standard">
      <style:paragraph-properties fo:margin-left="0in" fo:margin-right="0in" fo:margin-top="0in" fo:margin-bottom="0.1665in" loext:contextual-spacing="false" fo:line-height="100%" fo:text-indent="0in" style:auto-text-indent="false"/>
      <style:text-properties style:font-name="Roboto" style:font-name-asian="Roboto1" style:font-name-complex="Roboto1"/>
    </style:style>
    <style:style style:name="P16" style:family="paragraph" style:parent-style-name="Standard" style:list-style-name="WWNum2">
      <style:paragraph-properties fo:margin-left="0.5in" fo:margin-right="0in" fo:text-align="center" style:justify-single-word="false" fo:text-indent="-0.25in" style:auto-text-indent="false"/>
    </style:style>
    <style:style style:name="P17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0" style:family="paragraph" style:parent-style-name="Standard">
      <style:paragraph-properties fo:margin-top="0in" fo:margin-bottom="0.1665in" loext:contextual-spacing="false" fo:line-height="100%"/>
    </style:style>
    <style:style style:name="P21" style:family="paragraph" style:parent-style-name="Standard">
      <style:paragraph-properties fo:margin-top="0in" fo:margin-bottom="0.1665in" loext:contextual-spacing="false" fo:line-height="100%"/>
      <style:text-properties style:font-name="Roboto" style:font-name-asian="Roboto1" style:font-name-complex="Roboto1"/>
    </style:style>
    <style:style style:name="P22" style:family="paragraph" style:parent-style-name="Standard" style:master-page-name="Standard">
      <style:paragraph-properties fo:text-align="justify" style:justify-single-word="false" style:page-number="1"/>
    </style:style>
    <style:style style:name="T1" style:family="text">
      <style:text-properties style:font-name="Roboto" fo:font-weight="bold" style:font-name-asian="Roboto1" style:font-weight-asian="bold" style:font-name-complex="Roboto1"/>
    </style:style>
    <style:style style:name="T2" style:family="text">
      <style:text-properties style:font-name="Roboto" style:font-name-asian="Roboto1" style:font-name-complex="Roboto1"/>
    </style:style>
    <style:style style:name="T3" style:family="text">
      <style:text-properties style:font-name="Roboto" fo:font-style="italic" style:font-name-asian="Roboto1" style:font-style-asian="italic" style:font-name-complex="Roboto1"/>
    </style:style>
    <style:style style:name="T4" style:family="text">
      <style:text-properties style:font-name="Roboto" style:text-underline-style="solid" style:text-underline-width="auto" style:text-underline-color="font-color" fo:font-weight="bold" style:font-name-asian="Roboto1" style:font-weight-asian="bold" style:font-name-complex="Roboto1"/>
    </style:style>
    <style:style style:name="T5" style:family="text">
      <style:text-properties style:font-name="Roboto" style:text-underline-style="solid" style:text-underline-width="auto" style:text-underline-color="font-color" style:font-name-asian="Roboto1" style:font-name-complex="Roboto1"/>
    </style:style>
    <style:style style:name="T6" style:family="text">
      <style:text-properties style:font-name="Roboto" fo:font-size="18pt" style:font-name-asian="Roboto1" style:font-size-asian="18pt" style:font-name-complex="Roboto1" style:font-size-complex="18pt"/>
    </style:style>
    <style:style style:name="T7" style:family="text">
      <style:text-properties style:font-name="Roboto" style:text-underline-style="none" style:font-name-asian="Roboto1" style:font-name-complex="Roboto1"/>
    </style:style>
    <style:style style:name="T8" style:family="text">
      <style:text-properties style:font-name="Roboto" fo:font-size="14pt" style:font-name-asian="Roboto1" style:font-size-asian="14pt" style:font-name-complex="Roboto1" style:font-size-complex="14pt"/>
    </style:style>
    <style:style style:name="T9" style:family="text">
      <style:text-properties fo:font-size="12.5pt" style:font-size-asian="12.5pt" style:font-size-complex="12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NRO. 02 VIOLENCIA DE GÉNERO DIGITAL</text:span></text:p>
      <text:p text:style-name="P2"/>
      <text:p text:style-name="P1"><text:span text:style-name="T3">¿Qué son las violencias digitales? Definiciones y clasificación: los colectivos feministas identificaron cerca de 15 tipos diferentes de violencias digitales. Cómo afectan nuestros derechos digitales.</text:span></text:p>
      <text:p text:style-name="P2"/>
      <text:p text:style-name="P2"/>
      <text:p text:style-name="P4"><text:span text:style-name="T2">Internet generó muchas posibilidades y espacios de visibilidad, conexión y fortalecimiento para mujeres, lesbianas, trans, travestis, bisexuales y no binaries, pero todavía no pudo con </text:span><text:span text:style-name="T4">las desigualdades de género y las actitudes machistas y discriminatorias que se viven en los ámbitos “off-line”</text:span><text:span text:style-name="T2"> &gt;&gt; en el universo digital no sólo se reproducen, <text:s/>también se agudizan y diversifican.</text:span></text:p>
      <text:p text:style-name="P2"/>
      <text:p text:style-name="P2"/>
      <text:p text:style-name="P1"><text:span text:style-name="T2">¿QUÉ ES?</text:span></text:p>
      <text:p text:style-name="P2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4"><text:span text:style-name="T2">VIOLENCIA DE GENERO </text:span></text:p>
            <text:p text:style-name="P4"><text:span text:style-name="T2">Es cualquier acto violento o agresión hacia las mujeres por el solo hecho de ser mujeres.</text:span></text:p>
            <text:p text:style-name="P5"/>
            <text:p text:style-name="P4"><text:span text:style-name="T2">Es un atentado contra la integridad, la dignidad y la <text:s/>libertad de las mujeres, independientemente del ámbito en el que se producza </text:span></text:p>
            <text:p text:style-name="P6"/>
          </table:table-cell>
          <table:table-cell table:style-name="Table1.A1" office:value-type="string">
            <text:p text:style-name="P1"><text:span text:style-name="T2">VIOLENCIA DIGITAL</text:span></text:p>
            <text:p text:style-name="P1"><text:span text:style-name="T2">Es toda agresión, hostigamiento y acecho cometidos a través del</text:span><text:span text:style-name="T9"> uso de las tecnologías de la información y la comunicación (TIC)</text:span><text:span text:style-name="T2"> que afectan nuestros derechos digitales.</text:span></text:p>
            <text:p text:style-name="P2"/>
          </table:table-cell>
        </table:table-row>
      </table:table>
      <text:p text:style-name="P3"><text:span text:style-name="T6">↘↙</text:span></text:p>
      <text:p text:style-name="P7"><text:span text:style-name="T2">VIOLENCIA DE GÉNERO DIGITAL</text:span></text:p>
      <text:p text:style-name="P8"/>
      <text:p text:style-name="P7"><text:span text:style-name="T2">Formas de violencia hacia las mujeres, por el solo hecho de serlo, </text:span></text:p>
      <text:p text:style-name="P7"><text:span text:style-name="T2">a través de los distintos medios online </text:span></text:p>
      <text:list xml:id="list4180045704" text:style-name="WWNum2">
        <text:list-item>
          <text:p text:style-name="P16"><text:span text:style-name="T2">plataformas virtuales</text:span></text:p>
        </text:list-item>
        <text:list-item>
          <text:p text:style-name="P16"><text:span text:style-name="T2">redes sociales</text:span></text:p>
        </text:list-item>
        <text:list-item>
          <text:p text:style-name="P16"><text:span text:style-name="T2">servicios de mensajería</text:span></text:p>
        </text:list-item>
      </text:list>
      <text:p text:style-name="P8"/>
      <text:p text:style-name="P7"><text:span text:style-name="T8">Nuevas versiones de viejas prácticas</text:span></text:p>
      <text:p text:style-name="P7"><text:span text:style-name="T8">que en los entornos digitales cobran gran dimensión</text:span></text:p>
      <text:p text:style-name="P9"/>
      <text:p text:style-name="P11"><text:span text:style-name="T1">¿Por qué? </text:span></text:p>
      <text:p text:style-name="P4"><text:span text:style-name="T2">por el anonimato que facilitan las propias plataformas </text:span></text:p>
      <text:p text:style-name="P4"><text:soft-page-break/><text:span text:style-name="T2">por la permanencia y viralización de los contenidos subidos a internet</text:span></text:p>
      <text:p text:style-name="P4"><text:span text:style-name="T2">por los daños que generan &gt;&gt; la violencia en línea es virtual y también es REAL. Se siente, afecta y repercute en la vida de las mujeres.</text:span></text:p>
      <text:p text:style-name="P12"/>
      <text:p text:style-name="P1"><text:span text:style-name="T2">En Argentina, la Fundación Activismo Feminista Digital presentó un Proyecto de Ley para que la violencia de género digital se incluya en la Ley 26485 de Protección Integral para prevenir, sancionar y erradicar la violencia contra las Mujeresen los ambiots en ue se desarrrollen sus relacione sinterpersonales.</text:span></text:p>
      <text:p text:style-name="P2"/>
      <text:p text:style-name="P2"/>
      <text:p text:style-name="P14"><text:span text:style-name="T1">Para combatir la violencia digital, e</text:span><text:span text:style-name="T2">l</text:span><text:span text:style-name="T1"> <text:s/>primer paso es aprender a identificarla</text:span><text:span text:style-name="T2">.</text:span></text:p>
      <text:p text:style-name="P14"><text:span text:style-name="T2">En México, las colectivas Luchadoras, Social TIC y APC elaboraron una tipología de </text:span><text:span text:style-name="T5">13 formas de agresión contra las mujeres a través de las TIC</text:span><text:span text:style-name="T2">. </text:span></text:p>
      <text:p text:style-name="P14"><text:span text:style-name="T2">¡Conozcamos algunos!</text:span></text:p>
      <text:p text:style-name="P14"><text:span text:style-name="T2">ACOSO / ciberacoso / cyberbullyng</text:span></text:p>
      <text:p text:style-name="P14"><text:span text:style-name="T2">Acecho, persecusión, hostigamiento a través de cualquier medio digital. En muchos casos se lleva a cabo por medio del anonimato. </text:span></text:p>
      <text:p text:style-name="P14"><text:span text:style-name="T2">*No pensemos al anonimato como algo malo, sólo porque algunas personas lo utilizan para cometer actos de violencia con total libertad. El anonimato y la privacidad deben entenderse como un derecho que hay que defender y cuidar, en muchas situaciones puede salvar vidas.*</text:span></text:p>
      <text:p text:style-name="P15"/>
      <text:p text:style-name="P20"><text:span text:style-name="T2">DISCURSO DE ODIO</text:span></text:p>
      <text:p text:style-name="P20"><text:span text:style-name="T2">Es cualquier discurso agresivo, de discriminación, acoso o amenazas hacia las mujeres, lesbianas, trans, travestis, bisexuales, no binaries y disidencias, por motivo de su género, discapacidad, orientación sexual, etnia o creencia religiosa. </text:span></text:p>
      <text:p text:style-name="P20"><text:span text:style-name="T2">Pueden ser expresiones escritas, verbales o visuales. Reflejan patrones culturales machistas basados en roles tradicionales e incitan a la violencia contra las mujeres. </text:span></text:p>
      <text:p text:style-name="P20"><text:span text:style-name="T2">El discurso de odio no es libertad de expresión. </text:span></text:p>
      <text:p text:style-name="P15"/>
      <text:p text:style-name="P14"><text:span text:style-name="T2">DIFUSIÓN NO CONSENTIDA DE CONTENIDO ÍNTIMO</text:span></text:p>
      <text:p text:style-name="P20"><text:span text:style-name="T2">Cuando se comparte material gráfico o audiovisual de tono erótico o explícitamente sexual. Las intenciones pueden ser avergonzar, humillar, intimidar o extorsionar a la víctima. Pero hay también un componente machista que busca disciplinar los cuerpos y la sexualidad de las mujeres y al mismo tiempo ubicarlas en un lugar de objeto sexual.</text:span></text:p>
      <text:p text:style-name="P20"><text:span text:style-name="T2">Pueden haber sido obtenidos por medio del sexting, grabados con el consentimiento de las partes para un intercambio privado, o haber sido registrados sin que la mujer se diera cuenta.</text:span></text:p>
      <text:p text:style-name="P20"><text:span text:style-name="T2">&gt;&gt; la mayoría le dice “pornovenganza” pero no es correcto. ¿Por qué? </text:span></text:p>
      <text:p text:style-name="P20"><text:span text:style-name="T2">Porque la intención de la víctima no fue crear las imágenes con esa finalidad pública. El término pornovenganza culpa a la victima (parece que hizo algo malo que merece revancha) en lugar de subrayar la violación a la privacidad, la intimidad y los acuerdos pactados por parte del agresor.</text:span></text:p>
      <text:p text:style-name="P20"><text:span text:style-name="T2">ACCESO O CONTROL NO AUTORIZADO</text:span></text:p>
      <text:p text:style-name="P20"><text:span text:style-name="T2">Es la intromisión en dispositivos y plataformas digitales donde el agresor obtiene mucha información sobre la víctima: con quien habla, de qué temas, quiénes son sus contactos... </text:span></text:p>
      <text:p text:style-name="P20"><text:span text:style-name="T2">En muchos casos esa información luego es utilizada para la extorsión </text:span></text:p>
      <text:p text:style-name="P20"><text:soft-page-break/><text:span text:style-name="T2">CIBERACOSO INFANTIL </text:span></text:p>
      <text:p text:style-name="P20"><text:span text:style-name="T2">Se llama</text:span><text:span text:style-name="T3"> grooming </text:span><text:span text:style-name="T2">y es cuando una persona mayor de edad (que finge ser menor, con un perfil falso) establece contacto a través de medios digitales con una niña, niño o adolescente. En general, buscan crear una relación de confianza que sirva de preámbulo para un abuso sexual, explotación sexual o tráfico de personas. </text:span></text:p>
      <text:p text:style-name="P20"><text:span text:style-name="T2">UNICEF lo define como “la acción deliberada de un adulto de acosar sexualmente a un niño o niña mediante el uso de Internet.”(UNICEF Argentina, 2014).</text:span></text:p>
      <text:p text:style-name="P20"><text:span text:style-name="T2">Hay más (pero solo los nombramos) &gt;&gt;&gt; ABUSO SEXUAL / EXTORSIÓN / CONTROL /SUPLANTACIÓN DE LA IDENTIDAD / DESPRESTIGIO / OMISION DEL PODER REGULATORIO</text:span></text:p>
      <text:p text:style-name="P20"><text:span text:style-name="T2"><text:tab/><text:tab/></text:span></text:p>
      <text:p text:style-name="P20"><text:span text:style-name="T1">Un caso de violencia digital puede contener varias agresiones distintas. ¡EJEMPLO!*</text:span></text:p>
      <text:list xml:id="list2234648368" text:style-name="WWNum1">
        <text:list-item>
          <text:p text:style-name="P17"><text:span text:style-name="T2">Alguien roba tu celular → </text:span><text:span text:style-name="T1">Acceso no autorizado</text:span></text:p>
        </text:list-item>
        <text:list-item>
          <text:p text:style-name="P18"><text:span text:style-name="T2">Encuentra fotos íntimas entre tus archivos → </text:span><text:span text:style-name="T1">Control de la información</text:span></text:p>
        </text:list-item>
        <text:list-item>
          <text:p text:style-name="P18"><text:span text:style-name="T2">Te escribe un mensaje para pedirte dinero a cambio de no publicarlas → </text:span><text:span text:style-name="T1">Extorsión</text:span></text:p>
        </text:list-item>
        <text:list-item>
          <text:p text:style-name="P18"><text:span text:style-name="T2">No cedes. Decide ponerlas en línea y te etiqueta → </text:span><text:span text:style-name="T1">Difusión de información íntima sin consentimiento</text:span></text:p>
        </text:list-item>
        <text:list-item>
          <text:p text:style-name="P18"><text:span text:style-name="T2">La gente empieza a insultarte y a decirte que te lo buscaste → </text:span><text:span text:style-name="T1">Expresiones discriminatorias</text:span></text:p>
        </text:list-item>
        <text:list-item>
          <text:p text:style-name="P19"><text:span text:style-name="T2">Denuncias y no recibes una buena respuesta de parte de las plataformas ni de parte de las autoridades → </text:span><text:span text:style-name="T1">Omisión por parte de actores con poder regulatorio</text:span></text:p>
        </text:list-item>
      </text:list>
      <text:p text:style-name="P20"><text:span text:style-name="T2">* del Colectivo Luchadoras</text:span></text:p>
      <text:p text:style-name="P21"/>
      <text:p text:style-name="P21"/>
      <text:p text:style-name="P20"><text:span text:style-name="T2"><text:tab/><text:tab/></text:span></text:p>
      <text:p text:style-name="P20"><text:span text:style-name="T1">STOP MACHITROLLS</text:span></text:p>
      <text:p text:style-name="P14"><text:span text:style-name="T2">Los trolls machistas o machitroles son usuarios con pensamientos y actitudes machistas que habitan la red y que de forma intencional se presentan para acosar principalmente a mujeres o feministas. </text:span></text:p>
      <text:p text:style-name="P14"><text:span text:style-name="T2">Hacen uso de la tecnología y las redes sociales para continuamente contactar, fastidiar, amenazar, y/o asustar. Su comportamiento no es un incidente aislado si no que es recurrente. </text:span></text:p>
      <text:p text:style-name="P14"><text:span text:style-name="T2">Las chicas de KARISMA (Colombia) armaron una divertida clasificación de trolls machistas para identificarlos y atacarlos con humor.</text:span></text:p>
      <text:p text:style-name="P14"><text:span text:style-name="T2">Escribí en tu navegador &gt;&gt;&gt;</text:span><text:span text:style-name="T5"> bit.ly/tipologiademachitrolls</text:span><text:span text:style-name="T2"> y conocé el proyecto #AlertaMachitroll </text:span></text:p>
      <text:p text:style-name="P8"/>
      <text:p text:style-name="P13"><text:span text:style-name="T2">* Fuentes: Luchadoras - APC - Social TIC - Dominemos la TIC - Fundación Activismo Feminista Digital - Ciberseguras</text:span></text:p>
      <text:p text:style-name="P10"/>
      <text:p text:style-name="P10"/>
      <text:p text:style-name="P13"><text:span text:style-name="T1">**********************</text:span></text:p>
      <text:p text:style-name="P10"><text:soft-page-break/></text:p>
      <text:p text:style-name="P13"><text:span text:style-name="T1">PORTADA</text:span></text:p>
      <text:p text:style-name="P13"><text:span text:style-name="T1">Título: DERECHOS DIGITALES</text:span></text:p>
      <text:p text:style-name="P10"/>
      <text:p text:style-name="P10"/>
      <text:p text:style-name="P13"><text:span text:style-name="T1">BACK</text:span></text:p>
      <text:p text:style-name="P10"/>
      <text:p text:style-name="P13"><text:span text:style-name="T2">LOGO Feminatic</text:span></text:p>
      <text:p text:style-name="P13"><text:span text:style-name="T2">@femina_tic</text:span></text:p>
      <text:p text:style-name="P10"/>
      <text:p text:style-name="P13"><text:span text:style-name="T2">Producción General</text:span></text:p>
      <text:p text:style-name="P13"><text:span text:style-name="T2">Ivana Mondelo</text:span></text:p>
      <text:p text:style-name="P13"><text:span text:style-name="T2">@chinivana</text:span></text:p>
      <text:p text:style-name="P13"><text:span text:style-name="T2">Virginia Brussa</text:span></text:p>
      <text:p text:style-name="P13"><text:span text:style-name="T2">@VirBrussa</text:span></text:p>
      <text:p text:style-name="P8"/>
      <text:p text:style-name="P13"><text:span text:style-name="T2">Diseño e Ilustración</text:span></text:p>
      <text:p text:style-name="P13"><text:span text:style-name="T2">Lucía de Luca</text:span></text:p>
      <text:p text:style-name="P13"><text:span text:style-name="T2">@luchibdl</text:span></text:p>
      <text:p text:style-name="P8"/>
      <text:p text:style-name="P13"><text:span text:style-name="T2">Logos arriba</text:span></text:p>
      <text:p text:style-name="P13"><text:span text:style-name="T2">Creative Commons</text:span></text:p>
      <text:p text:style-name="P13"><text:span text:style-name="T2">Atribución/Reconocimiento 4.0 Internacional (CC BY 4.0)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loext:graphic-properties draw:fill="solid" draw:fill-color="#ffffff"/>
      <style:paragraph-properties fo:margin-left="0in" fo:margin-right="0.0138in" fo:margin-top="0.278in" fo:margin-bottom="0.0835in" loext:contextual-spacing="false" fo:line-height="100%" fo:keep-together="always" fo:text-indent="0in" style:auto-text-indent="false" fo:background-color="#ffffff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keep-together="always" fo:keep-with-next="always"/>
      <style:text-properties style:font-name="Montserrat" fo:font-family="Montserrat" style:font-family-generic="roman" style:font-pitch="variable" style:font-name-asian="Montserrat1" style:font-family-asian="Montserrat" style:font-family-generic-asian="system" style:font-pitch-asian="variable" style:font-name-complex="Montserrat1" style:font-family-complex="Montserrat" style:font-family-generic-complex="system" style:font-pitch-complex="variable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Roboto" fo:font-family="Roboto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4" meta:paragraph-count="78" meta:word-count="1026" meta:character-count="6581" meta:non-whitespace-character-count="5614"/>
    <meta:generator>LibreOfficeDev/6.0.5.2$Linux_X86_64 LibreOffice_project/</meta:generator>
  </office:meta>
</office:document-meta>
</file>